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99" draw:fill="solid" draw:fill-color="#eeeeee" draw:opacity="100%" draw:textarea-horizontal-align="justify" draw:textarea-vertical-align="middle" draw:auto-grow-height="false" fo:min-height="1.133cm" fo:min-width="5.963cm" draw:shadow="visible" draw:shadow-offset-x="0.071cm" draw:shadow-offset-y="0.071cm" draw:shadow-color="#111111" draw:shadow-opacity="100%"/>
    </style:style>
    <style:style style:name="gr2" style:family="graphic" style:parent-style-name="standard" style:list-style-name="L1">
      <style:graphic-properties svg:stroke-color="#000099" draw:fill-color="#eeeeee" draw:textarea-horizontal-align="justify" draw:textarea-vertical-align="middle" draw:auto-grow-height="false" fo:min-height="1.003cm" fo:min-width="0.754cm" draw:shadow="hidden" draw:shadow-offset-x="0.071cm" draw:shadow-offset-y="0.071cm" draw:shadow-color="#111111"/>
    </style:style>
    <style:style style:name="gr3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4" style:family="graphic" style:parent-style-name="standard" style:list-style-name="L1">
      <style:graphic-properties svg:stroke-color="#000099" draw:fill-color="#eeeeee" draw:textarea-horizontal-align="justify" draw:textarea-vertical-align="middle" draw:auto-grow-height="false" fo:min-height="1.003cm" fo:min-width="0.754cm" draw:shadow="hidden" draw:shadow-offset-x="0.071cm" draw:shadow-offset-y="0.071cm" draw:shadow-color="#111111"/>
    </style:style>
    <style:style style:name="gr5" style:family="graphic" style:parent-style-name="objectwithoutfill">
      <style:graphic-properties draw:marker-end="Arrow" draw:marker-end-width="0.3cm" draw:fill="none" draw:textarea-vertical-align="top"/>
    </style:style>
    <style:style style:name="gr6" style:family="graphic" style:parent-style-name="objectwithoutfill" style:list-style-name="L1">
      <style:graphic-properties draw:marker-end="Arrow" draw:marker-end-width="0.3cm" draw:fill="none" draw:textarea-vertical-align="bottom"/>
    </style:style>
    <style:style style:name="gr7" style:family="graphic" style:parent-style-name="standard" style:list-style-name="L1">
      <style:graphic-properties svg:stroke-color="#000099" draw:fill-color="#eeeeee" draw:textarea-horizontal-align="justify" draw:textarea-vertical-align="middle" draw:auto-grow-height="false" fo:min-height="1.776cm" fo:min-width="1.526cm" draw:shadow="hidden" draw:shadow-offset-x="0.071cm" draw:shadow-offset-y="0.071cm" draw:shadow-color="#111111"/>
    </style:style>
    <style:style style:name="gr8" style:family="graphic" style:parent-style-name="standard" style:list-style-name="L1">
      <style:graphic-properties svg:stroke-color="#000099" draw:fill-color="#eeeeee" draw:textarea-horizontal-align="justify" draw:textarea-vertical-align="middle" draw:auto-grow-height="false" fo:min-height="1.608cm" fo:min-width="1.359cm" draw:shadow="hidden" draw:shadow-offset-x="0.071cm" draw:shadow-offset-y="0.071cm" draw:shadow-color="#111111"/>
    </style:style>
    <style:style style:name="gr9" style:family="graphic" style:parent-style-name="standard" style:list-style-name="L1">
      <style:graphic-properties svg:stroke-color="#000099" draw:fill-color="#eeeeee" draw:textarea-horizontal-align="justify" draw:textarea-vertical-align="middle" draw:auto-grow-height="false" fo:min-height="1.635cm" fo:min-width="3.966cm" draw:shadow="visible" draw:shadow-offset-x="0.071cm" draw:shadow-offset-y="0.071cm" draw:shadow-color="#111111"/>
    </style:style>
    <style:style style:name="gr10" style:family="graphic" style:parent-style-name="standard" style:list-style-name="L1">
      <style:graphic-properties svg:stroke-color="#000099" draw:fill-color="#eeeeee" draw:textarea-horizontal-align="justify" draw:textarea-vertical-align="middle" draw:auto-grow-height="false" fo:min-height="1.404cm" fo:min-width="2.462cm" draw:shadow="visible" draw:shadow-offset-x="0.071cm" draw:shadow-offset-y="0.071cm" draw:shadow-color="#111111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 style:list-style-name="L1">
      <style:graphic-properties svg:stroke-color="#000099" draw:fill-color="#eeeeee" draw:textarea-horizontal-align="justify" draw:textarea-vertical-align="middle" draw:auto-grow-height="false" fo:min-height="1.436cm" fo:min-width="1.188cm" draw:shadow="hidden" draw:shadow-offset-x="0.071cm" draw:shadow-offset-y="0.071cm" draw:shadow-color="#111111"/>
    </style:style>
    <style:style style:name="gr13" style:family="graphic" style:parent-style-name="standard" style:list-style-name="L1">
      <style:graphic-properties svg:stroke-color="#000099" draw:fill-color="#eeeeee" draw:textarea-horizontal-align="justify" draw:textarea-vertical-align="middle" draw:auto-grow-height="false" fo:min-height="1.375cm" fo:min-width="1.126cm" draw:shadow="hidden" draw:shadow-offset-x="0.071cm" draw:shadow-offset-y="0.071cm" draw:shadow-color="#111111"/>
    </style:style>
    <style:style style:name="gr14" style:family="graphic" style:parent-style-name="standard" style:list-style-name="L1">
      <style:graphic-properties svg:stroke-color="#000099" draw:fill-color="#eeeeee" draw:textarea-horizontal-align="justify" draw:textarea-vertical-align="middle" draw:auto-grow-height="false" fo:min-height="1.691cm" fo:min-width="3.511cm" draw:shadow="visible" draw:shadow-offset-x="0.071cm" draw:shadow-offset-y="0.071cm" draw:shadow-color="#111111"/>
    </style:style>
    <style:style style:name="gr15" style:family="graphic" style:parent-style-name="standard" style:list-style-name="L1">
      <style:graphic-properties svg:stroke-color="#000099" draw:fill-color="#eeeeee" draw:textarea-horizontal-align="justify" draw:textarea-vertical-align="middle" draw:auto-grow-height="false" fo:min-height="1.584cm" fo:min-width="3.463cm" draw:shadow="visible" draw:shadow-offset-x="0.071cm" draw:shadow-offset-y="0.071cm" draw:shadow-color="#111111"/>
    </style:style>
    <style:style style:name="gr16" style:family="graphic" style:parent-style-name="objectwithoutfill">
      <style:graphic-properties draw:marker-end="Arrow" draw:marker-end-width="0.3cm" draw:fill="none" draw:textarea-vertical-align="botto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 style:list-style-name="L1">
      <style:graphic-properties svg:stroke-color="#000099" draw:fill-color="#eeeeee" draw:textarea-horizontal-align="justify" draw:textarea-vertical-align="middle" draw:auto-grow-height="false" fo:min-height="1.691cm" fo:min-width="3.481cm" draw:shadow="visible" draw:shadow-offset-x="0.071cm" draw:shadow-offset-y="0.071cm" draw:shadow-color="#111111"/>
    </style:style>
    <style:style style:name="gr19" style:family="graphic" style:parent-style-name="standard" style:list-style-name="L1">
      <style:graphic-properties svg:stroke-color="#000099" draw:fill-color="#eeeeee" draw:textarea-horizontal-align="justify" draw:textarea-vertical-align="middle" draw:auto-grow-height="false" fo:min-height="1.691cm" fo:min-width="3.608cm" draw:shadow="visible" draw:shadow-offset-x="0.071cm" draw:shadow-offset-y="0.071cm" draw:shadow-color="#111111"/>
    </style:style>
    <style:style style:name="gr20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8.758cm" fo:min-width="13.209cm" fo:padding-top="0.142cm" fo:padding-bottom="0.142cm" fo:padding-left="0.267cm" fo:padding-right="0.267cm" draw:shadow="hidden"/>
    </style:style>
    <style:style style:name="gr21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11.915cm" fo:min-width="9.923cm" fo:padding-top="0.142cm" fo:padding-bottom="0.142cm" fo:padding-left="0.267cm" fo:padding-right="0.267cm"/>
    </style:style>
    <style:style style:name="gr22" style:family="graphic" style:parent-style-name="standard" style:list-style-name="L1">
      <style:graphic-properties svg:stroke-color="#000099" draw:fill-color="#eeeeee" draw:textarea-horizontal-align="justify" draw:textarea-vertical-align="middle" draw:auto-grow-height="false" fo:min-height="1.608cm" fo:min-width="1.359cm" draw:shadow="hidden" draw:shadow-offset-x="0.071cm" draw:shadow-offset-y="0.071cm" draw:shadow-color="#111111"/>
    </style:style>
    <style:style style:name="gr23" style:family="graphic" style:parent-style-name="standard" style:list-style-name="L1">
      <style:graphic-properties svg:stroke-color="#000099" draw:fill-color="#eeeeee" draw:textarea-horizontal-align="justify" draw:textarea-vertical-align="middle" draw:auto-grow-height="false" fo:min-height="1.404cm" fo:min-width="4.142cm" draw:shadow="visible" draw:shadow-offset-x="0.071cm" draw:shadow-offset-y="0.071cm" draw:shadow-color="#111111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 draw:opacity="100%"/>
      <style:paragraph-properties fo:text-align="center"/>
      <style:text-properties style:font-name="Calibri" fo:font-size="11pt" style:font-size-asian="12pt" style:font-size-complex="12pt"/>
    </style:style>
    <style:style style:name="P3" style:family="paragraph">
      <loext:graphic-properties draw:fill-color="#eeeeee"/>
      <style:paragraph-properties fo:text-align="center"/>
      <style:text-properties style:font-name="Calibri" fo:font-size="11pt" style:letter-kerning="true" style:font-name-asian="SimSun" style:font-size-asian="12pt" style:font-name-complex="Lucida Sans" style:font-size-complex="12pt"/>
    </style:style>
    <style:style style:name="P4" style:family="paragraph">
      <loext:graphic-properties draw:fill="none"/>
      <style:paragraph-properties fo:text-align="center"/>
      <style:text-properties style:font-name="Calibri" fo:font-size="11pt"/>
    </style:style>
    <style:style style:name="P5" style:family="paragraph">
      <loext:graphic-properties draw:fill="none"/>
      <style:paragraph-properties fo:text-align="center"/>
      <style:text-properties style:font-name="Calibri" fo:font-size="11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text-align="center"/>
      <style:text-properties style:font-name="Calibri" fo:font-size="11pt"/>
    </style:style>
    <style:style style:name="T1" style:family="text">
      <style:text-properties style:font-name="Calibri" fo:font-size="11pt" style:font-size-asian="12pt" style:font-size-complex="12pt"/>
    </style:style>
    <style:style style:name="T2" style:family="text">
      <style:text-properties style:font-name="Calibri" fo:font-size="11pt" style:letter-kerning="true" style:font-name-asian="SimSun" style:font-size-asian="12pt" style:font-name-complex="Lucida Sans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name-asian="SimSun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libri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477cm" svg:height="1.397cm" svg:x="6.188cm" svg:y="1cm">
          <text:p text:style-name="P1"><text:span text:style-name="T1">Bronze Object Exists</text:span></text:p>
          <draw:enhanced-geometry svg:viewBox="0 0 21600 21600" draw:path-stretchpoint-x="10800" draw:path-stretchpoint-y="10800" draw:text-areas="?f3 ?f4 ?f5 ?f6" draw:type="round-rectangle" draw:modifiers="405.8913153885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507cm" svg:height="2.505cm" draw:transform="skewX (-0.000872664625997164) rotate (-0.0136135681655552) translate (8.162cm 3.767cm)">
          <text:p text:style-name="P1"><text:span text:style-name="T2">isBronz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9.426cm" svg:y1="2.397cm" svg:x2="9.416cm" svg:y2="3.784cm" draw:start-shape="id1" draw:start-glue-point="2" draw:end-shape="id2" draw:end-glue-point="4" svg:d="M9426 2397v720h-10v667" svg:viewBox="0 0 11 1388">
          <text:p/>
        </draw:connector>
        <draw:custom-shape draw:style-name="gr4" draw:text-style-name="P3" draw:layer="layout" svg:width="2.507cm" svg:height="2.505cm" draw:transform="skewX (-0.000872664625997164) rotate (-0.0136135681655552) translate (2.808cm 6.177cm)">
          <text:p text:style-name="P1"><text:span text:style-name="T2">isFrequenc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line-skew="-1.789cm" svg:x1="8.146cm" svg:y1="5.02cm" svg:x2="4.024cm" svg:y2="6.2cm" draw:start-shape="id2" draw:start-glue-point="5" svg:d="M8146 5020h-4101v1180h-21" svg:viewBox="0 0 4123 1181">
          <text:p text:style-name="P1"><text:span text:style-name="T1">No</text:span></text:p>
          <text:p text:style-name="P1"><text:span text:style-name="T1"/></text:p>
          <text:p text:style-name="P1"><text:span text:style-name="T1"/></text:p>
        </draw:connector>
        <draw:line draw:style-name="gr6" draw:text-style-name="P7" draw:layer="layout" svg:x1="4.029cm" svg:y1="8.709cm" svg:x2="4.029cm" svg:y2="10.487cm">
          <text:p text:style-name="P6"><text:span text:style-name="T3">yes</text:span></text:p>
          <text:p text:style-name="P6"><text:span text:style-name="T4"/></text:p>
        </draw:line>
        <draw:custom-shape draw:style-name="gr7" draw:text-style-name="P3" xml:id="id5" draw:id="id5" draw:layer="layout" svg:width="4.052cm" svg:height="4.051cm" draw:transform="skewX (-0.000523598775598299) rotate (-0.0136135681655552) translate (1.857cm 10.737cm)">
          <text:p text:style-name="P1"><text:span text:style-name="T2">TotalVisit</text:span></text:p>
          <text:p text:style-name="P1"><text:span text:style-name="T2">&lt;</text:span></text:p>
          <text:p text:style-name="P1"><text:span text:style-name="T2">FrequencyValu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xml:id="id3" draw:id="id3" draw:layer="layout" svg:width="3.717cm" svg:height="3.714cm" draw:transform="skewX (-0.0010471975511966) rotate (-0.0136135681655552) translate (11.075cm 10.9cm)">
          <text:p text:style-name="P1"><text:span text:style-name="T2">! isDura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xml:id="id6" draw:id="id6" draw:layer="layout" svg:width="4.67cm" svg:height="2.089cm" svg:x="1.505cm" svg:y="16.471cm">
          <text:p text:style-name="P1"><text:span text:style-name="T2">Maintenance</text:span></text:p>
          <text:p text:style-name="P1"><text:span text:style-name="T2"/></text:p>
          <text:p text:style-name="P1"><text:span text:style-name="T2">IMSLA =</text:span></text:p>
          <text:p text:style-name="P1"><text:span text:style-name="T2">FreqencyValue – TotalVisi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4" draw:id="id4" draw:layer="layout" svg:width="3.14cm" svg:height="1.832cm" svg:x="11.792cm" svg:y="16.698cm">
          <text:p text:style-name="P1"><text:span text:style-name="T2">Duration</text:span></text:p>
          <text:p text:style-name="P1"><text:span text:style-name="T2"/></text:p>
          <text:p text:style-name="P1"><text:span text:style-name="T2">IMSLA = 0.5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svg:x1="12.888cm" svg:y1="14.641cm" svg:x2="13.362cm" svg:y2="16.698cm" draw:start-shape="id3" draw:start-glue-point="6" draw:end-shape="id4" svg:d="M12888 14641v1041h474v1016" svg:viewBox="0 0 475 2058">
          <text:p/>
        </draw:connector>
        <draw:connector draw:style-name="gr11" draw:text-style-name="P4" draw:layer="layout" svg:x1="3.83cm" svg:y1="14.817cm" svg:x2="3.84cm" svg:y2="16.471cm" draw:start-shape="id5" draw:start-glue-point="6" draw:end-shape="id6" draw:end-glue-point="0" svg:d="M3830 14817v840h10v814" svg:viewBox="0 0 11 1655">
          <text:p/>
        </draw:connector>
        <draw:custom-shape draw:style-name="gr12" draw:text-style-name="P3" xml:id="id7" draw:id="id7" draw:layer="layout" svg:width="3.374cm" svg:height="3.372cm" draw:transform="skewX (-0.000523598775598296) rotate (-0.0136135681655552) translate (16.739cm 8.474cm)">
          <text:p text:style-name="P1"><text:span text:style-name="T2">isFrequenc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xml:id="id10" draw:id="id10" draw:layer="layout" svg:width="3.252cm" svg:height="3.249cm" draw:transform="skewX (-0.000698131700797732) rotate (-0.0136135681655552) translate (22.725cm 8.526cm)">
          <text:p text:style-name="P1"><text:span text:style-name="T2">isDura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3" xml:id="id8" draw:id="id8" draw:layer="layout" svg:width="4.221cm" svg:height="2.151cm" svg:x="16.267cm" svg:y="13.308cm">
          <text:p text:style-name="P1"><text:span text:style-name="T2">Maintenance</text:span></text:p>
          <text:p text:style-name="P1"><text:span text:style-name="T2"/></text:p>
          <text:p text:style-name="P1"><text:span text:style-name="T2">IMSLA = FrequencyValue</text:span></text:p>
          <text:p text:style-name="P1"><text:span text:style-name="T2">Other visits set to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9" draw:id="id9" draw:layer="layout" svg:width="4.161cm" svg:height="2.032cm" svg:x="16.335cm" svg:y="15.967cm">
          <text:p text:style-name="P1"><text:span text:style-name="T2">Maintenance</text:span></text:p>
          <text:p text:style-name="P1"><text:span text:style-name="T2"/></text:p>
          <text:p text:style-name="P1"><text:span text:style-name="T2">IMSLA = 4</text:span></text:p>
          <text:p text:style-name="P1"><text:span text:style-name="T2">Other visits set to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4" draw:layer="layout" svg:x1="18.382cm" svg:y1="11.87cm" svg:x2="18.377cm" svg:y2="13.308cm" draw:start-shape="id7" draw:start-glue-point="6" draw:end-shape="id8" draw:end-glue-point="0" svg:d="M18382 11870v730h-5v708" svg:viewBox="0 0 6 1439">
          <text:p text:style-name="P1"><text:span text:style-name="T5">Yes</text:span></text:p>
          <text:p text:style-name="P1"><text:span text:style-name="T5"/></text:p>
        </draw:connector>
        <draw:connector draw:style-name="gr17" draw:text-style-name="P4" draw:layer="layout" draw:line-skew="0.063cm" svg:x1="20.092cm" svg:y1="10.206cm" svg:x2="20.496cm" svg:y2="16.983cm" draw:start-shape="id7" draw:start-glue-point="7" draw:end-shape="id9" draw:end-glue-point="1" svg:d="M20092 10206h1039v6777h-635" svg:viewBox="0 0 1040 6778">
          <text:p text:style-name="P1"><text:span text:style-name="T5">No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</draw:connector>
        <draw:custom-shape draw:style-name="gr18" draw:text-style-name="P3" xml:id="id11" draw:id="id11" draw:layer="layout" svg:width="4.191cm" svg:height="2.151cm" svg:x="22.22cm" svg:y="14.697cm">
          <text:p text:style-name="P1"><text:span text:style-name="T2">Duration</text:span></text:p>
          <text:p text:style-name="P1"><text:span text:style-name="T2"/></text:p>
          <text:p text:style-name="P1"><text:span text:style-name="T2">IMSLA = DurationValue</text:span></text:p>
          <text:p text:style-name="P1"><text:span text:style-name="T2">Other visits set to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12" draw:id="id12" draw:layer="layout" svg:width="4.318cm" svg:height="2.151cm" svg:x="22.147cm" svg:y="17.745cm">
          <text:p text:style-name="P1"><text:span text:style-name="T2">Duration</text:span></text:p>
          <text:p text:style-name="P1"><text:span text:style-name="T2"/></text:p>
          <text:p text:style-name="P1"><text:span text:style-name="T2">IMSLA = 0.5</text:span></text:p>
          <text:p text:style-name="P1"><text:span text:style-name="T2">Other visits set to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svg:x1="24.31cm" svg:y1="11.799cm" svg:x2="24.315cm" svg:y2="14.697cm" draw:start-shape="id10" draw:start-glue-point="6" draw:end-shape="id11" svg:d="M24310 11799v1459h5v1439" svg:viewBox="0 0 6 2899">
          <text:p/>
        </draw:connector>
        <draw:connector draw:style-name="gr11" draw:text-style-name="P4" draw:layer="layout" draw:line-skew="-0.261cm" svg:x1="22.705cm" svg:y1="10.152cm" svg:x2="22.147cm" svg:y2="18.82cm" draw:start-shape="id10" draw:start-glue-point="5" draw:end-shape="id12" svg:d="M22705 10152h-1320v8668h762" svg:viewBox="0 0 1321 8669">
          <text:p/>
        </draw:connector>
        <draw:connector draw:style-name="gr17" draw:text-style-name="P4" draw:layer="layout" draw:line-skew="5.347cm" svg:x1="10.654cm" svg:y1="5.054cm" svg:x2="21.801cm" svg:y2="8.085cm" draw:start-shape="id2" draw:start-glue-point="7" svg:d="M10654 5054h11171v3031h-24" svg:viewBox="0 0 11172 3032">
          <text:p text:style-name="P1"><text:span text:style-name="T5">Yes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</draw:connector>
        <draw:custom-shape draw:style-name="gr20" draw:text-style-name="P8" draw:layer="layout" svg:width="13.843cm" svg:height="9.142cm" draw:transform="skewX (0.0015707963267949) rotate (0.0015707963267949) translate (1.251cm 10.51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04.898775306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0.573cm" svg:height="12.315cm" draw:transform="skewX (0.0015707963267949) rotate (0.0015707963267949) translate (16.078cm 8.232cm)">
          <text:p/>
          <draw:enhanced-geometry svg:viewBox="0 0 21600 21600" draw:path-stretchpoint-x="10800" draw:path-stretchpoint-y="10800" draw:text-areas="?f3 ?f4 ?f5 ?f6" draw:type="round-rectangle" draw:modifiers="404.898775306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xml:id="id13" draw:id="id13" draw:layer="layout" svg:width="3.717cm" svg:height="3.714cm" draw:transform="skewX (-0.0010471975511966) rotate (-0.0136135681655552) translate (7.059cm 10.936cm)">
          <text:p text:style-name="P1"><text:span text:style-name="T2">isDura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3" xml:id="id14" draw:id="id14" draw:layer="layout" svg:width="4.82cm" svg:height="1.832cm" svg:x="6.458cm" svg:y="16.598cm">
          <text:p text:style-name="P1"><text:span text:style-name="T2">Duration</text:span></text:p>
          <text:p text:style-name="P1"><text:span text:style-name="T2"/></text:p>
          <text:p text:style-name="P1"><text:span text:style-name="T2">IMSLA = DurationVali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svg:x1="8.872cm" svg:y1="14.677cm" svg:x2="8.868cm" svg:y2="16.598cm" draw:start-shape="id13" draw:start-glue-point="6" draw:end-shape="id14" svg:d="M8872 14677v973h-4v948" svg:viewBox="0 0 5 19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8T16:48:29.649132000</meta:creation-date>
    <dc:date>2017-06-19T16:00:27.901132000</dc:date>
    <meta:editing-duration>PT3H33M28S</meta:editing-duration>
    <meta:editing-cycles>4</meta:editing-cycles>
    <meta:generator>LibreOffice/5.2.7.2$MacOSX_X86_64 LibreOffice_project/2b7f1e640c46ceb28adf43ee075a6e8b8439ed10</meta:generator>
    <meta:document-statistic meta:object-count="28"/>
  </office:meta>
</office:document-meta>
</file>